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7.1472in" fo:margin-left="-0.0535in" table:align="left" style:writing-mode="lr-tb"/>
    </style:style>
    <style:style style:name="Tabelle1.A" style:family="table-column">
      <style:table-column-properties style:column-width="0.7299in"/>
    </style:style>
    <style:style style:name="Tabelle1.B" style:family="table-column">
      <style:table-column-properties style:column-width="0.9799in"/>
    </style:style>
    <style:style style:name="Tabelle1.D" style:family="table-column">
      <style:table-column-properties style:column-width="4.4576in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le1.D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elle1.B2" style:family="table-cell" style:data-style-name="N37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le1.A3" style:family="table-cell" style:data-style-name="N100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Header">
      <style:paragraph-properties style:snap-to-layout-grid="false">
        <style:tab-stops>
          <style:tab-stop style:position="6.9693in" style:type="right"/>
        </style:tab-stops>
      </style:paragraph-properties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P4" style:family="paragraph" style:parent-style-name="Header">
      <style:paragraph-properties fo:text-align="end" style:justify-single-word="false" style:snap-to-layout-grid="false">
        <style:tab-stops>
          <style:tab-stop style:position="2.3819in"/>
          <style:tab-stop style:position="3.3862in"/>
          <style:tab-stop style:position="4.7646in"/>
          <style:tab-stop style:position="6.3in" style:type="right"/>
        </style:tab-stops>
      </style:paragraph-properties>
    </style:style>
    <style:style style:name="P5" style:family="paragraph" style:parent-style-name="Header">
      <style:paragraph-properties>
        <style:tab-stops>
          <style:tab-stop style:position="6.9693in" style:type="right"/>
        </style:tab-stops>
      </style:paragraph-properties>
    </style:style>
    <style:style style:name="P6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fo:font-size="1pt" style:font-size-asian="1pt" style:font-size-complex="1pt"/>
    </style:style>
    <style:style style:name="P7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0"/>
      <style:text-properties fo:font-size="1pt" style:font-size-asian="1pt" style:font-size-complex="1pt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>
        <style:tab-stops>
          <style:tab-stop style:position="0.2091in"/>
          <style:tab-stop style:position="6.9693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fo:color="#000000" fo:font-size="14pt" style:font-size-asian="14pt" style:font-size-complex="14pt"/>
    </style:style>
    <style:style style:name="P12" style:family="paragraph" style:parent-style-name="Standard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P13" style:family="paragraph" style:parent-style-name="Standard">
      <style:paragraph-properties fo:orphans="0" fo:widows="0" fo:hyphenation-ladder-count="no-limit" text:number-lines="false" text:line-number="0" style:snap-to-layout-grid="false"/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text-indent="0.0181in" style:auto-text-indent="false" style:snap-to-layout-grid="false"/>
    </style:style>
    <style:style style:name="P15" style:family="paragraph" style:parent-style-name="Contents_20_3">
      <style:paragraph-properties>
        <style:tab-stops>
          <style:tab-stop style:position="6.9681in" style:type="right" style:leader-style="dotted" style:leader-text="."/>
          <style:tab-stop style:position="6.9693in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6.9681in" style:type="right" style:leader-style="dotted" style:leader-text="."/>
          <style:tab-stop style:position="6.9693in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9681in" style:type="right" style:leader-style="dotted" style:leader-text="."/>
          <style:tab-stop style:position="6.9693in" style:leader-style="dotted" style:leader-text="."/>
        </style:tab-stops>
      </style:paragraph-properties>
    </style:style>
    <style:style style:name="P18" style:family="paragraph" style:parent-style-name="Standard">
      <style:text-properties fo:color="#000000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fo:font-size="16pt" style:font-size-asian="16pt" style:font-size-complex="16pt"/>
    </style:style>
    <style:style style:name="P20" style:family="paragraph" style:parent-style-name="Standard" style:master-page-name="First_20_Page">
      <style:paragraph-properties style:page-number="1"/>
    </style:style>
    <style:style style:name="P21" style:family="paragraph" style:parent-style-name="Standard">
      <style:paragraph-properties fo:break-before="page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Wingdings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102in" fo:border="none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<text:reference-mark-start text:name="Titel"/>Modul-Design Auditing-System-Arduino<text:reference-mark-end text:name="Titel"/></text:p>
      <text:p text:style-name="Standard"><text:s/>Für das studentische Projekt <text:span text:style-name="T2"><text:subject>Sichere Eisenbahnsteuerung</text:subject></text:span></text:p>
      <text:p text:style-name="Standard"/>
      <text:p text:style-name="Standard"/>
      <text:p text:style-name="Standard"/>
      <text:p text:style-name="P12"><text:span text:style-name="T3">Datum</text:span><text:tab/>14.12.2010</text:p>
      <text:p text:style-name="P12"><text:span text:style-name="T3">Quelle</text:span><text:tab/>Aulis: Design <text:span text:style-name="T4"></text:span> Moduldesign</text:p>
      <text:p text:style-name="P12"><text:span text:style-name="T3">Autoren</text:span><text:tab/>Jan-Christopher Icken</text:p>
      <text:p text:style-name="P12"><text:tab/>Kai Dziembala</text:p>
      <text:p text:style-name="P12"><text:tab/>Fabian Sobota</text:p>
      <text:p text:style-name="P12"><text:span text:style-name="T3">Version</text:span><text:tab/><text:reference-mark-start text:name="Version"/><text:span text:style-name="Version_20_Char">2.0</text:span><text:reference-mark-end text:name="Version"/></text:p>
      <text:p text:style-name="P12"><text:span text:style-name="T3">Status</text:span><text:tab/>freigegeben</text:p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Copyright (C) <text:s/>2011 Hochschule Bremen.</text:p>
      <text:p text:style-name="Standard">Permission is granted to copy, distribute and/or modify this document</text:p>
      <text:p text:style-name="Standard">under the terms of the GNU Free Documentation License, Version 1.3</text:p>
      <text:p text:style-name="Standard">or any later version published by the Free Software Foundation;</text:p>
      <text:p text:style-name="Standard">with no Invariant Sections, no Front-Cover Texts, and no Back-Cover Texts.</text:p>
      <text:p text:style-name="Standard"></text:p>
      <text:p text:style-name="Standard">You should have received a copy of the GNU General Public License</text:p>
      <text:p text:style-name="Standard">along with this program. <text:s/>If not, see &lt;http://www.gnu.org/licenses/&gt;.</text:p>
      <text:h text:style-name="Heading_20_1" text:outline-level="1">Historie</text:h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row table:style-name="Tabelle1.1">
          <table:table-cell table:style-name="Tabelle1.A1" office:value-type="string">
            <text:p text:style-name="P8">Version</text:p>
          </table:table-cell>
          <table:table-cell table:style-name="Tabelle1.A1" office:value-type="string">
            <text:p text:style-name="P8">Datum</text:p>
          </table:table-cell>
          <table:table-cell table:style-name="Tabelle1.A1" office:value-type="string">
            <text:p text:style-name="P8">Autor</text:p>
          </table:table-cell>
          <table:table-cell table:style-name="Tabelle1.D1" office:value-type="string">
            <text:p text:style-name="P14">Bemerkung</text:p>
          </table:table-cell>
        </table:table-row>
        <table:table-row table:style-name="Tabelle1.1">
          <table:table-cell table:style-name="Tabelle1.A1" office:value-type="string">
            <text:p text:style-name="P8">0.1</text:p>
          </table:table-cell>
          <table:table-cell table:style-name="Tabelle1.B2" office:value-type="date" office:date-value="2010-04-14">
            <text:p text:style-name="P8">14.04.10</text:p>
          </table:table-cell>
          <table:table-cell table:style-name="Tabelle1.A1" office:value-type="string">
            <text:p text:style-name="P13">Jan-Christopher Icken</text:p>
          </table:table-cell>
          <table:table-cell table:style-name="Tabelle1.D1" office:value-type="string">
            <text:p text:style-name="P8">Initiale Version</text:p>
          </table:table-cell>
        </table:table-row>
        <table:table-row table:style-name="Tabelle1.1">
          <table:table-cell table:style-name="Tabelle1.A3" office:value-type="float" office:value="0">
            <text:p text:style-name="P8">0.2</text:p>
          </table:table-cell>
          <table:table-cell table:style-name="Tabelle1.B2" office:value-type="date" office:date-value="2010-04-21">
            <text:p text:style-name="P8">21.04.10</text:p>
          </table:table-cell>
          <table:table-cell table:style-name="Tabelle1.A1" office:value-type="string">
            <text:p text:style-name="P13">Jan-Christopher Icken</text:p>
          </table:table-cell>
          <table:table-cell table:style-name="Tabelle1.D1" office:value-type="string">
            <text:p text:style-name="P8">Kapitel 5 Architektur überarbeitet</text:p>
          </table:table-cell>
        </table:table-row>
        <table:table-row table:style-name="Tabelle1.1">
          <table:table-cell table:style-name="Tabelle1.A3" office:value-type="float" office:value="0">
            <text:p text:style-name="P8">1.0</text:p>
          </table:table-cell>
          <table:table-cell table:style-name="Tabelle1.A1" office:value-type="string">
            <text:p text:style-name="P8">17.06.10</text:p>
          </table:table-cell>
          <table:table-cell table:style-name="Tabelle1.A1" office:value-type="string">
            <text:p text:style-name="P8">Kai Dziembala</text:p>
          </table:table-cell>
          <table:table-cell table:style-name="Tabelle1.D1" office:value-type="string">
            <text:p text:style-name="P8">Freigabe des Moduldesigns 'Auditing-Syste_Arduino'</text:p>
          </table:table-cell>
        </table:table-row>
        <table:table-row table:style-name="Tabelle1.1">
          <table:table-cell table:style-name="Tabelle1.A3" office:value-type="float" office:value="36557">
            <text:p text:style-name="P8">2.0</text:p>
          </table:table-cell>
          <table:table-cell table:style-name="Tabelle1.B2" office:value-type="date" office:date-value="2010-12-14">
            <text:p text:style-name="P8">14.12.10</text:p>
          </table:table-cell>
          <table:table-cell table:style-name="Tabelle1.A1" office:value-type="string">
            <text:p text:style-name="P8">Fabian Sobota</text:p>
          </table:table-cell>
          <table:table-cell table:style-name="Tabelle1.D1" office:value-type="string">
            <text:p text:style-name="P8">Komplette Überarbeitung</text:p>
          </table:table-cell>
        </table:table-row>
        <table:table-row table:style-name="Tabelle1.1">
          <table:table-cell table:style-name="Tabelle1.A3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3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3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3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3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3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</table:table>
      <text:p text:style-name="Standard"/>
      <text:p text:style-name="P9"/>
      <text:h text:style-name="Heading_20_1" text:outline-level="1">Inhaltsverzeichnis</text:h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9693in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9693in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9693in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</text:table-of-content-source>
        <text:index-body>
          <text:p text:style-name="P16">1 Historie<text:tab/>2</text:p>
          <text:p text:style-name="P16">2 Inhaltsverzeichnis<text:tab/>3</text:p>
          <text:p text:style-name="P16">3 Einleitung<text:tab/>4</text:p>
          <text:p text:style-name="P16">4 Referenzierte Dokumente<text:tab/>5</text:p>
          <text:p text:style-name="P16">5 Architektur<text:tab/>6</text:p>
          <text:p text:style-name="P17">5.1 Abhängigkeiten von anderen Modulen<text:tab/>6</text:p>
          <text:p text:style-name="P17">5.2 Schnittstellenbeschreibung <text:tab/>6</text:p>
          <text:p text:style-name="P15">5.2.1 I²C<text:tab/>6</text:p>
          <text:p text:style-name="P15">5.2.2 RS232<text:tab/>6</text:p>
          <text:p text:style-name="P16">6 Anhang<text:tab/>7</text:p>
        </text:index-body>
      </text:table-of-content>
      <text:p text:style-name="P10"/>
      <text:h text:style-name="Heading_20_1" text:outline-level="1">Einleitung</text:h>
      <text:p text:style-name="Standard">Dieses Dokument dient zur Dokumentation des zu entwickelten Moduls Auditing-System. Dieses Modul soll es ermöglichen, die über den I²C-Bus übermittelten Daten an den PC weiterzuleiten. Die Weiterleitung an den PC soll über eine RS232 Schnittstelle realisiert werden.</text:p>
      <text:p text:style-name="Standard">Das Senden der Daten über die RS232 Schnittstelle soll ein Protokoll besitzen. Das Protokoll ist im Dokument 02.13_SerialInterface beschrieben.</text:p>
      <text:p text:style-name="Standard">Der auf dem C515C-Mikrocontroller laufende Teil des Auditing-Systems bleibt von diesem Modul unberührt.</text:p>
      <text:h text:style-name="Heading_20_1" text:outline-level="1">Referenzierte Dokumente</text:h>
      <text:p text:style-name="P11">02.13_SerialInterface </text:p>
      <text:p text:style-name="P18">Designdokument des I²C-Treibers </text:p>
      <text:p text:style-name="P19"/>
      <text:h text:style-name="Heading_20_1" text:outline-level="1">Architektur</text:h>
      <text:h text:style-name="Heading_20_2" text:outline-level="2">Abhängigkeiten von anderen Modulen</text:h>
      <text:p text:style-name="Standard">Das Modul ist in sich geschlossen und benötigt zur reinen Funktionsweise keine weiteren Module.</text:p>
      <text:h text:style-name="Heading_20_2" text:outline-level="2">Schnittstellenbeschreibung<text:tab/></text:h>
      <text:h text:style-name="Heading_20_3" text:outline-level="3">I²C</text:h>
      <text:p text:style-name="Standard">Als Schnittstelle zum C515C dient die Verbindung über den I²C-Bus. Das Protokoll ist im <text:span text:style-name="T5">Designdokument des I²C-Treibers </text:span><text:span text:style-name="T6">z</text:span>u finden.</text:p>
      <text:h text:style-name="Heading_20_3" text:outline-level="3">RS232</text:h>
      <text:p text:style-name="Standard">Als Schnittstelle zum PC dient die Verbindung über RS232. Das Protokoll ist im Design 02.13_SerialInterface festgelegt</text:p>
      <text:p text:style-name="Standard"/>
      <text:p text:style-name="Standard"/>
      <text:h text:style-name="Heading_20_1" text:outline-level="1">Anhang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orphans="2" fo:widows="2" style:text-autospace="none" style:writing-mode="lr-tb">
        <style:tab-stops>
          <style:tab-stop style:position="2.3819in"/>
          <style:tab-stop style:position="3.3862in"/>
          <style:tab-stop style:position="4.7646in"/>
        </style:tab-stops>
      </style:paragraph-properties>
      <style:text-properties style:use-window-font-color="true" style:font-name="Arial" fo:font-size="12pt" fo:language="de" fo:country="DE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Heading_20_2" style:default-outline-level="1" style:class="text">
      <style:paragraph-properties fo:margin-left="0.4917in" fo:margin-right="0in" fo:margin-top="0in" fo:margin-bottom="0.1665in" fo:text-indent="-0.4917in" style:auto-text-indent="false" fo:break-before="page" fo:keep-with-next="always">
        <style:tab-stops>
          <style:tab-stop style:position="2.3819in"/>
          <style:tab-stop style:position="3.3862in"/>
          <style:tab-stop style:position="4.7646in"/>
        </style:tab-stops>
      </style:paragraph-properties>
      <style:text-properties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9835in" fo:margin-right="0in" fo:margin-top="0.0835in" fo:margin-bottom="0.0835in" fo:keep-together="always" fo:text-indent="-0.4917in" style:auto-text-indent="false" fo:keep-with-next="always">
        <style:tab-stops>
          <style:tab-stop style:position="2.3819in"/>
          <style:tab-stop style:position="3.3862in"/>
          <style:tab-stop style:position="4.7646in"/>
        </style:tab-stops>
      </style:paragraph-properties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752in" fo:margin-right="0in" fo:margin-top="0.0835in" fo:margin-bottom="0.0835in" fo:text-indent="-0.4917in" style:auto-text-indent="false">
        <style:tab-stops>
          <style:tab-stop style:position="2.3819in"/>
          <style:tab-stop style:position="3.3862in"/>
          <style:tab-stop style:position="4.7646in"/>
        </style:tab-stops>
      </style:paragraph-properties>
    </style:style>
    <style:style style:name="Heading_20_4" style:display-name="Heading 4" style:family="paragraph" style:parent-style-name="Heading_20_3" style:next-style-name="Standard" style:default-outline-level="4" style:list-style-name="" style:class="text">
      <style:paragraph-properties fo:margin-left="1.9665in" fo:margin-right="0in" fo:text-indent="-0.4917in" style:auto-text-indent="false">
        <style:tab-stops>
          <style:tab-stop style:position="2.3819in"/>
          <style:tab-stop style:position="3.3862in"/>
          <style:tab-stop style:position="4.7646in"/>
        </style:tab-stops>
      </style:paragraph-properties>
    </style:style>
    <style:style style:name="Heading_20_5" style:display-name="Heading 5" style:family="paragraph" style:parent-style-name="Heading_20_3" style:next-style-name="Standard" style:default-outline-level="5" style:list-style-name="" style:class="text">
      <style:paragraph-properties fo:margin-left="2.4583in" fo:margin-right="0in" fo:text-indent="-0.4917in" style:auto-text-indent="false">
        <style:tab-stops>
          <style:tab-stop style:position="2.3819in"/>
          <style:tab-stop style:position="3.3862in"/>
          <style:tab-stop style:position="4.7646in"/>
        </style:tab-stops>
      </style:paragraph-properties>
    </style:style>
    <style:style style:name="Heading_20_6" style:display-name="Heading 6" style:family="paragraph" style:parent-style-name="Heading_20_3" style:next-style-name="Standard" style:default-outline-level="6" style:list-style-name="" style:class="text">
      <style:paragraph-properties fo:margin-left="2.95in" fo:margin-right="0in" fo:text-indent="-0.4917in" style:auto-text-indent="false">
        <style:tab-stops>
          <style:tab-stop style:position="2.3819in"/>
          <style:tab-stop style:position="3.3862in"/>
          <style:tab-stop style:position="4.7646in"/>
        </style:tab-stops>
      </style:paragraph-properties>
    </style:style>
    <style:style style:name="Heading_20_7" style:display-name="Heading 7" style:family="paragraph" style:parent-style-name="Heading_20_3" style:next-style-name="Standard" style:default-outline-level="7" style:list-style-name="" style:class="text">
      <style:paragraph-properties fo:margin-left="3.4417in" fo:margin-right="0in" fo:text-indent="-0.4917in" style:auto-text-indent="false">
        <style:tab-stops>
          <style:tab-stop style:position="2.3819in"/>
          <style:tab-stop style:position="3.3862in"/>
          <style:tab-stop style:position="4.7646in"/>
        </style:tab-stops>
      </style:paragraph-properties>
    </style:style>
    <style:style style:name="Heading_20_8" style:display-name="Heading 8" style:family="paragraph" style:parent-style-name="Heading_20_3" style:next-style-name="Standard" style:default-outline-level="8" style:list-style-name="" style:class="text">
      <style:paragraph-properties fo:margin-left="3.9335in" fo:margin-right="0in" fo:text-indent="-0.4917in" style:auto-text-indent="false">
        <style:tab-stops>
          <style:tab-stop style:position="2.3819in"/>
          <style:tab-stop style:position="3.3862in"/>
          <style:tab-stop style:position="4.7646in"/>
        </style:tab-stops>
      </style:paragraph-properties>
    </style:style>
    <style:style style:name="Heading_20_9" style:display-name="Heading 9" style:family="paragraph" style:parent-style-name="Heading_20_3" style:next-style-name="Standard" style:default-outline-level="9" style:list-style-name="" style:class="text">
      <style:paragraph-properties fo:margin-left="4.4252in" fo:margin-right="0in" fo:text-indent="-0.4917in" style:auto-text-indent="false">
        <style:tab-stops>
          <style:tab-stop style:position="0.25in"/>
          <style:tab-stop style:position="2.3819in"/>
          <style:tab-stop style:position="3.3862in"/>
          <style:tab-stop style:position="4.7646in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>
        <style:tab-stops>
          <style:tab-stop style:position="6.9693in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6.969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139in" fo:margin-right="0in" fo:text-indent="0in" style:auto-text-indent="false">
        <style:tab-stops>
          <style:tab-stop style:position="6.969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3" style:next-style-name="Standard" style:class="index">
      <style:paragraph-properties fo:margin-left="0.1374in" fo:margin-right="0in" fo:text-indent="0in" style:auto-text-indent="false"/>
    </style:style>
    <style:style style:name="Contents_20_5" style:display-name="Contents 5" style:family="paragraph" style:parent-style-name="Contents_20_3" style:next-style-name="Standard" style:class="index">
      <style:paragraph-properties fo:margin-left="0.1374in" fo:margin-right="0in" fo:text-indent="0in" style:auto-text-indent="false"/>
    </style:style>
    <style:style style:name="Contents_20_6" style:display-name="Contents 6" style:family="paragraph" style:parent-style-name="Contents_20_3" style:next-style-name="Standard" style:class="index">
      <style:paragraph-properties fo:margin-left="0.1374in" fo:margin-right="0in" fo:text-indent="0in" style:auto-text-indent="false"/>
    </style:style>
    <style:style style:name="Contents_20_7" style:display-name="Contents 7" style:family="paragraph" style:parent-style-name="Contents_20_3" style:next-style-name="Standard" style:class="index">
      <style:paragraph-properties fo:margin-left="0.1374in" fo:margin-right="0in" fo:text-indent="0in" style:auto-text-indent="false"/>
    </style:style>
    <style:style style:name="Contents_20_8" style:display-name="Contents 8" style:family="paragraph" style:parent-style-name="Contents_20_3" style:next-style-name="Standard" style:class="index">
      <style:paragraph-properties fo:margin-left="0.1374in" fo:margin-right="0in" fo:text-indent="0in" style:auto-text-indent="false"/>
    </style:style>
    <style:style style:name="Contents_20_9" style:display-name="Contents 9" style:family="paragraph" style:parent-style-name="Contents_20_3" style:next-style-name="Standard" style:class="index">
      <style:paragraph-properties fo:margin-left="0.1374in" fo:margin-right="0in" fo:text-indent="0in" style:auto-text-indent="false"/>
    </style:style>
    <style:style style:name="Footer" style:family="paragraph" style:parent-style-name="Standard" style:class="extra">
      <style:paragraph-properties fo:margin-top="0in" fo:margin-bottom="0in" fo:line-height="0.222in">
        <style:tab-stops>
          <style:tab-stop style:position="3.4846in" style:type="center"/>
          <style:tab-stop style:position="6.9693in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text-properties fo:font-size="16pt" style:font-size-asian="16pt" style:font-size-complex="16pt"/>
    </style:style>
    <style:style style:name="Title" style:family="paragraph" style:parent-style-name="Standard" style:next-style-name="Subtitle" style:class="chapter">
      <style:paragraph-properties fo:margin-top="0in" fo:margin-bottom="0in"/>
      <style:text-properties fo:font-size="28pt" style:letter-kerning="true" style:font-size-asian="28pt" style:font-size-complex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Version" style:family="paragraph" style:paren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Absatz-Standardschriftart" style:family="text"/>
    <style:style style:name="Version_20_Char" style:display-name="Version Char" style:family="text" style:parent-style-name="Absatz-Standardschriftart">
      <style:text-properties style:font-name="Arial" fo:font-size="12pt" fo:language="de" fo:country="DE" style:font-size-asian="12pt" style:font-name-complex="Arial" style:font-size-complex="12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4917in" fo:margin-left="0.4917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917in" fo:margin-left="0.9835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4917in" fo:margin-left="1.4752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4917in" fo:margin-left="1.9665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4917in" fo:margin-left="2.4583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4917in" fo:margin-left="2.95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4917in" fo:margin-left="3.4417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0.4917in" fo:margin-left="3.9335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0.4917in" fo:margin-left="4.42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4917in" fo:margin-left="0.49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917in" fo:margin-left="0.98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4917in" fo:margin-left="1.47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917in" fo:margin-left="1.966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4917in" fo:margin-left="2.458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4917in" fo:margin-left="2.9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4917in" fo:margin-left="3.4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4917in" fo:margin-left="3.933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4917in" fo:margin-left="4.4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6.9688in" table:align="left" style:writing-mode="lr-tb"/>
    </style:style>
    <style:style style:name="Tabelle2.A" style:family="table-column">
      <style:table-column-properties style:column-width="3.3979in"/>
    </style:style>
    <style:style style:name="Tabelle2.B" style:family="table-column">
      <style:table-column-properties style:column-width="1.2292in"/>
    </style:style>
    <style:style style:name="Tabelle2.C" style:family="table-column">
      <style:table-column-properties style:column-width="2.3417in"/>
    </style:style>
    <style:style style:name="Tabelle2.1" style:family="table-row">
      <style:table-row-properties style:keep-together="false" fo:keep-together="always"/>
    </style:style>
    <style:style style:name="Tabelle2.A1" style:family="table-cell">
      <style:table-cell-properties style:vertical-align="top" fo:padding="0in" fo:border="none" style:writing-mode="lr-tb"/>
    </style:style>
    <style:style style:name="MP1" style:family="paragraph" style:parent-style-name="Header">
      <style:paragraph-properties style:snap-to-layout-grid="false">
        <style:tab-stops>
          <style:tab-stop style:position="6.9693in" style:type="right"/>
        </style:tab-stops>
      </style:paragraph-properties>
      <style:text-properties fo:language="zxx" fo:country="none" style:language-asian="zxx" style:country-asian="none"/>
    </style:style>
    <style:style style:name="MP2" style:family="paragraph" style:parent-style-name="Header">
      <style:paragraph-properties fo:text-align="end" style:justify-single-word="false" style:snap-to-layout-grid="false">
        <style:tab-stops>
          <style:tab-stop style:position="2.3819in"/>
          <style:tab-stop style:position="3.3862in"/>
          <style:tab-stop style:position="4.7646in"/>
          <style:tab-stop style:position="6.3in" style:type="right"/>
        </style:tab-stops>
      </style:paragraph-properties>
    </style:style>
    <style:style style:name="MP3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fo:font-size="1pt" style:font-size-asian="1pt" style:font-size-complex="1pt"/>
    </style:style>
    <style:style style:name="MP6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0"/>
      <style:text-properties fo:font-size="1pt" style:font-size-asian="1pt" style:font-size-complex="1pt"/>
    </style:style>
    <style:style style:name="MP7" style:family="paragraph" style:parent-style-name="Header">
      <style:paragraph-properties>
        <style:tab-stops>
          <style:tab-stop style:position="6.9693in" style:type="right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102in" fo:border="none">
        <style:background-image/>
      </style:graphic-properties>
    </style:style>
    <style:page-layout style:name="Mpm1">
      <style:page-layout-properties fo:page-width="8.2673in" fo:page-height="11.6925in" style:num-format="1" style:print-orientation="portrait" fo:margin-top="0.5516in" fo:margin-bottom="0.6299in" fo:margin-left="0.9055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2209in" fo:margin-left="0in" fo:margin-right="0in" fo:margin-bottom="1.1819in" style:dynamic-spacing="true"/>
      </style:header-style>
      <style:footer-style>
        <style:header-footer-properties fo:min-height="0.1575in" fo:margin-left="0in" fo:margin-right="0in" fo:margin-top="0.1189in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header-rows>
            <table:table-row table:style-name="Tabelle2.1">
              <table:table-cell table:style-name="Tabelle2.A1" office:value-type="string">
                <text:p text:style-name="MP1"><text:reference-ref text:reference-format="text" text:ref-name="Titel">Modul-Design Auditing-System-Arduino</text:reference-ref></text:p>
              </table:table-cell>
              <table:table-cell table:style-name="Tabelle2.A1" office:value-type="string">
                <text:p text:style-name="MP2"/>
              </table:table-cell>
              <table:table-cell table:style-name="Tabelle2.A1" office:value-type="string">
                <text:p text:style-name="MP3"><text:chapter text:display="name" text:outline-level="1">Architektur</text:chapter></text:p>
              </table:table-cell>
            </table:table-row>
          </table:table-header-rows>
        </table:table>
        <text:p text:style-name="MP4"><draw:frame draw:style-name="Mfr1" draw:name="Rahmen7" text:anchor-type="char" svg:x="0in" svg:y="1.772in" svg:width="6.9689in" svg:height="0.1575in" draw:z-index="6"><draw:text-box><text:p text:style-name="MP5"/></draw:text-box></draw:frame></text:p>
      </style:header>
      <style:footer>
        <text:p text:style-name="Footer"><draw:frame draw:style-name="Mfr1" draw:name="Rahmen6" text:anchor-type="char" svg:x="0in" svg:y="10.7492in" svg:width="6.9689in" svg:height="0.1575in" draw:z-index="13"><draw:text-box><text:p text:style-name="MP6"/></draw:text-box></draw:frame><text:tab/>Version <text:span text:style-name="MT1"><text:reference-ref text:reference-format="text" text:ref-name="Version">2.0</text:reference-ref></text:span> vom <text:modification-date style:data-style-name="N36">18.01.2011</text:modification-date><text:tab/>Seite <text:page-number text:select-page="current">3</text:page-number>/<text:page-count style:num-format="1">8</text:page-count></text:p>
      </style:footer>
    </style:master-page>
    <style:master-page style:name="First_20_Page" style:display-name="First Page" style:page-layout-name="Mpm1" style:next-style-name="Standard">
      <style:header>
        <text:p text:style-name="MP7"><text:reference-ref text:reference-format="text" text:ref-name="Titel">Modul-Design Auditing-System-Arduino</text:reference-ref><draw:frame draw:style-name="Mfr1" draw:name="Rahmen9" text:anchor-type="char" svg:x="0in" svg:y="1.772in" svg:width="6.9689in" svg:height="0.1575in" draw:z-index="8"><draw:text-box><text:p text:style-name="MP5"/></draw:text-box></draw:frame><text:tab/><text:subject>Sichere Eisenbahnsteuerung</text:subject></text:p>
      </style:header>
      <style:footer>
        <text:p text:style-name="Footer"><draw:frame draw:style-name="Mfr1" draw:name="Rahmen8" text:anchor-type="char" svg:x="0in" svg:y="10.7492in" svg:width="6.9689in" svg:height="0.1575in" draw:z-index="7"><draw:text-box><text:p text:style-name="MP6"/></draw:text-box></draw:frame><text:tab/>Version <text:span text:style-name="MT1"><text:reference-ref text:reference-format="text" text:ref-name="Version">2.0</text:reference-ref></text:span> vom <text:modification-date style:data-style-name="N36">18.01.2011</text:modification-date><text:tab/>Seite <text:page-number text:select-page="current">3</text:page-number>/<text:page-count style:num-format="1"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odul-Design</dc:title>
    <dc:subject>Sichere Eisenbahnsteuerung</dc:subject>
    <meta:initial-creator>Vitali Voroth</meta:initial-creator>
    <meta:creation-date>2009-11-16T17:24:00</meta:creation-date>
    <dc:date>2011-01-18T13:50:12</dc:date>
    <meta:print-date>1998-07-17T19:03:00</meta:print-date>
    <meta:editing-cycles>57</meta:editing-cycles>
    <meta:generator>OpenOffice.org/3.2$Linux OpenOffice.org_project/320m12$Build-9483</meta:generator>
    <meta:editing-duration>PT02H42M57S</meta:editing-duration>
    <dc:creator>Fabian </dc:creator>
    <meta:document-statistic meta:table-count="2" meta:image-count="0" meta:object-count="0" meta:page-count="8" meta:paragraph-count="70" meta:word-count="336" meta:character-count="2397"/>
  </office:meta>
</office:document-meta>
</file>